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list-style-name="L2"/>
    <style:style style:name="P4" style:family="paragraph" style:parent-style-name="Standard" style:list-style-name="L2">
      <style:text-properties fo:font-weight="bold" style:font-weight-asian="bold" style:font-weight-complex="bold"/>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ierrichtlinien</text:p>
      <text:p text:style-name="Standard"/>
      <text:p text:style-name="Standard"><text:span text:style-name="T1">Vorwort</text:span>:</text:p>
      <text:p text:style-name="Standard">Diese Richtlinien gelten für den Anteil des in Java implementierten Quellcodes während des Projekts „FreeSpace“. Es soll den Entwicklern eine leichteres Verständnis gegenüber dem Code anderer Teammitglieder ermöglichen um damit der Qualitätssicherung entgegenkommen. </text:p>
      <text:p text:style-name="Standard">Der Inhalt wird sich an den vom OOS Praktikum bekannten orientieren. Das Dokument wird nach und nach vervollständi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0T16:29:56.83</meta:creation-date>
    <dc:date>2016-11-16T22:42:56.64</dc:date>
    <meta:editing-duration>PT2H8M29S</meta:editing-duration>
    <meta:editing-cycles>15</meta:editing-cycles>
    <meta:generator>OpenOffice/4.1.3$Win32 OpenOffice.org_project/413m1$Build-9783</meta:generator>
    <meta:document-statistic meta:table-count="0" meta:image-count="0" meta:object-count="0" meta:page-count="1" meta:paragraph-count="4" meta:word-count="53" meta:character-count="415"/>
  </office:meta>
</office:document-meta>
</file>